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1.596cm" fo:text-indent="0cm" style:auto-text-indent="false"/>
    </style:style>
    <style:style style:name="P2" style:family="paragraph" style:parent-style-name="Standard">
      <style:paragraph-properties fo:margin-left="0cm" fo:margin-right="1.596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1.596cm" fo:text-indent="0cm" style:auto-text-indent="false"/>
      <style:text-properties fo:language="en" fo:country="US"/>
    </style:style>
    <style:style style:name="P4" style:family="paragraph" style:parent-style-name="Standard">
      <style:paragraph-properties fo:margin-left="0cm" fo:margin-right="1.596cm" fo:text-indent="0cm" style:auto-text-indent="false"/>
      <style:text-properties officeooo:paragraph-rsid="00168858"/>
    </style:style>
    <style:style style:name="P5" style:family="paragraph" style:parent-style-name="Standard" style:master-page-name="Standard">
      <style:paragraph-properties fo:margin-left="0cm" fo:margin-right="1.596cm" fo:text-align="center" style:justify-single-word="false" fo:text-indent="0cm" style:auto-text-indent="false" style:page-number="auto"/>
    </style:style>
    <style:style style:name="P6" style:family="paragraph" style:parent-style-name="Standard">
      <style:paragraph-properties fo:margin-left="0cm" fo:margin-right="1.596cm" fo:text-indent="1.249cm" style:auto-text-indent="false"/>
    </style:style>
    <style:style style:name="P7" style:family="paragraph" style:parent-style-name="Standard">
      <style:paragraph-properties fo:margin-left="0cm" fo:margin-right="1.596cm" fo:text-indent="1.249cm" style:auto-text-indent="false"/>
      <style:text-properties officeooo:paragraph-rsid="00168858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/>
    </style:style>
    <style:style style:name="T5" style:family="text">
      <style:text-properties officeooo:rsid="00168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лассификация<text:span text:style-name="T1"> </text:span>вин</text:p>
      <text:p text:style-name="P2">Версия 2</text:p>
      <text:p text:style-name="P1"/>
      <text:p text:style-name="P1"><text:span text:style-name="T2">Задача.</text:span> <text:s/>Измеряются 13 характеристик химического состава вина. Необходимо по значениям имеющихся переменных определить тип вина. </text:p>
      <text:p text:style-name="P1"/>
      <text:p text:style-name="P7">Имеются <text:span text:style-name="T5">результаты химического анализа</text:span> трех сорт<text:span text:style-name="T5">ов</text:span> вина, grown in the same region in Italy but derived from three different cultivars. </text:p>
      <text:p text:style-name="P7"/>
      <text:p text:style-name="P7">Сорт вина указан в трех столбцах класс_1, класс_2 и класс_3. Если в первом столбце (класс_3) стоит единица, то наблюдение соответствует виду вина третьего типа, если во втором столбце (класс_2) стоит единица, то наблюдение соответствует виду вина второго типа, если в третьем столбце (класс_1) стоит единица, то наблюдение соответствует виду вина первого типа. Таким образом, столбцы дублируют друг <text:s/>друга.</text:p>
      <text:p text:style-name="P1"/>
      <text:p text:style-name="P6">Задача приобрела большую известность и активно обсуждалась. Как оказалось, статистическ<text:span text:style-name="T5">ие методы </text:span>мо<text:span text:style-name="T5">гут</text:span> различать вина лучше опытного профессионального знатока вин (сомелье). Эффект после начальной публикации оказался хоть и ниже, чем от проигрыша Каспаровым (на тот момент чемпионом мира) матча шахматной программе <text:span text:style-name="T3">Дип Блю» (Deep Blue) </text:span>но тем не менее сопоставимым. </text:p>
      <text:p text:style-name="P1"/>
      <text:p text:style-name="P1"/>
      <text:p text:style-name="P1">Список переменных: </text:p>
      <text:p text:style-name="P1"><text:s/><text:tab/>1) <text:s/><text:span text:style-name="T1">Alcohol</text:span> (содержание алкоголя)</text:p>
      <text:p text:style-name="P1"><text:s/><text:tab/>2) <text:s/><text:span text:style-name="T1">Malic</text:span> <text:span text:style-name="T1">acid</text:span> (яблочная кислота)</text:p>
      <text:p text:style-name="P1"><text:s/><text:tab/>3) <text:s/><text:span text:style-name="T1">Ash</text:span> (зола)</text:p>
      <text:p text:style-name="P1"><text:tab/>4) <text:s/><text:span text:style-name="T1">Alcalinity</text:span> <text:span text:style-name="T1">of</text:span> <text:span text:style-name="T1">ash</text:span> <text:s/></text:p>
      <text:p text:style-name="P1"><text:s/><text:tab/>5) <text:s/><text:span text:style-name="T1">Magnesium</text:span> (магний)</text:p>
      <text:p text:style-name="P1"><text:tab/>6) <text:s/><text:span text:style-name="T1">Total</text:span> <text:span text:style-name="T1">phenols</text:span> (общее содержание <text:span text:style-name="T4">фенола (карболовой кислоты))</text:span></text:p>
      <text:p text:style-name="P1"><text:s/><text:tab/>7) <text:s/><text:span text:style-name="T1">Flavanoids</text:span> <text:s/>(ароматические<text:span text:style-name="T1"> </text:span>вещества<text:span text:style-name="T1">)</text:span></text:p>
      <text:p text:style-name="P3"><text:s/><text:tab/>8) <text:s/>Nonflavanoid phenols</text:p>
      <text:p text:style-name="P1"><text:span text:style-name="T1"><text:s/><text:tab/>9) <text:s/>Proanthocyanins</text:span></text:p>
      <text:p text:style-name="P1"><text:span text:style-name="T1"><text:tab/>10) Color intensity <text:s/>(</text:span>интенсивность<text:span text:style-name="T1"> </text:span>цвета<text:span text:style-name="T1">)</text:span></text:p>
      <text:p text:style-name="P1"><text:span text:style-name="T1"><text:s/><text:tab/>11) Hue</text:span> (окраска? красители?)</text:p>
      <text:p text:style-name="P3"><text:s/><text:tab/>12) OD280/OD315 of diluted wines</text:p>
      <text:p text:style-name="P1"><text:span text:style-name="T1"><text:s/><text:tab/>13) Proline <text:s text:c="2"/>(</text:span>пролин<text:span text:style-name="T1">) <text:s text:c="6"/></text:span></text:p>
      <text:p text:style-name="P3"/>
      <text:p text:style-name="P1">Число наблюдений – 178</text:p>
      <text:p text:style-name="P1">Число переменных – 13, все измерены в количественной (непрерывной) шкале. </text:p>
      <text:p text:style-name="P1"/>
      <text:p text:style-name="P4"><text:tab/>В задаче рекомендуется <text:span text:style-name="T5">(но не обязательно) </text:span>провести сокращение числа переменных.</text:p>
      <text:p text:style-name="P4"/>
      <text:p text:style-name="P1">Источник<text:span text:style-name="T1"> </text:span>задачи<text:span text:style-name="T1">: UCI Machine learning Database</text:span></text:p>
      <text:p text:style-name="P3">ftp://ftp.ics.uci.edu/pub/machine-learning-databases/wine</text:p>
      <text:p text:style-name="P3"/>
      <text:p text:style-name="P1">Обсуждение<text:span text:style-name="T1"> </text:span>задачи<text:span text:style-name="T1">: </text:span></text:p>
      <text:p text:style-name="P1"><text:a xlink:type="simple" xlink:href="ftp://ftp.ics.uci.edu/pub/machine-learning-databases/wine" text:style-name="Internet_20_link" text:visited-style-name="Visited_20_Internet_20_Link"><text:span text:style-name="Internet_20_link"><text:span text:style-name="T1">ftp://ftp.ics.uci.edu/pub/machine-learning-databases/wine</text:span></text:span></text:a></text:p>
      <text:p text:style-name="P3"><text:soft-page-break/></text:p>
      <text:p text:style-name="P1">Данные обсуждаются в книге </text:p>
      <text:p text:style-name="P1"><text:tab/><text:span text:style-name="T1">Principe</text:span> <text:span text:style-name="T1">Jose</text:span> <text:span text:style-name="T1">C</text:span>., <text:span text:style-name="T1">Euliano</text:span> <text:span text:style-name="T1">Neil</text:span> <text:span text:style-name="T1">R</text:span>., <text:span text:style-name="T1">Lefebvre</text:span> <text:span text:style-name="T1">W</text:span>. <text:span text:style-name="T1">Curt</text:span></text:p>
      <text:p text:style-name="P1"><text:tab/><text:span text:style-name="T1">Neural and Adaptive Systems: Fundamentals through Simulations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4.001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Классификация вин</dc:title>
    <meta:initial-creator>Ab</meta:initial-creator>
    <meta:creation-date>2005-11-04T22:20:00</meta:creation-date>
    <dc:date>2016-04-11T22:27:49.421000000</dc:date>
    <meta:editing-cycles>4</meta:editing-cycles>
    <meta:editing-duration>PT1H19M48S</meta:editing-duration>
    <meta:generator>LibreOffice/4.4.5.2$Windows_x86 LibreOffice_project/a22f674fd25a3b6f45bdebf25400ed2adff0ff99</meta:generator>
    <meta:document-statistic meta:table-count="0" meta:image-count="0" meta:object-count="0" meta:page-count="2" meta:paragraph-count="30" meta:word-count="253" meta:character-count="2004" meta:non-whitespace-character-count="1722"/>
  </office:meta>
</office:document-meta>
</file>